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fill="solid" draw:fill-color="#dd4814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stroke="none" svg:stroke-color="#000000" draw:fill="none" draw:fill-color="#ffffff" fo:min-height="1.702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M Roman 12" fo:font-size="12pt" style:font-size-asian="12pt" style:font-size-complex="12pt"/>
    </style:style>
    <style:style style:name="T1" style:family="text">
      <style:text-properties style:font-name="LM Roman 1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059cm" svg:height="3.058cm" svg:x="0.337cm" svg:y="1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59cm" svg:height="3.058cm" svg:x="0.537cm" svg:y="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59cm" svg:height="3.058cm" svg:x="0.737cm" svg:y="0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59cm" svg:height="3.555cm" svg:x="5.337cm" svg:y="0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31cm" svg:height="1.952cm" svg:x="4.949cm" svg:y="1.335cm">
          <draw:text-box>
            <text:p text:style-name="P1"><text:span text:style-name="T1">Significant</text:span></text:p>
            <text:p text:style-name="P1"><text:span text:style-name="T1">Tags</text:span></text:p>
          </draw:text-box>
        </draw:frame>
        <draw:custom-shape draw:style-name="gr4" draw:text-style-name="P1" draw:layer="layout" svg:width="1.5cm" svg:height="1.6cm" svg:x="3.8cm" svg:y="1.3cm">
          <text:p/>
          <draw:enhanced-geometry svg:viewBox="0 0 21600 21600" draw:mirror-horizontal="false" draw:mirror-vertical="false" draw:text-areas="0 ?f0 ?f5 ?f2" draw:type="right-arrow" draw:modifiers="11397.2018654231 5855.340412242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3.831cm" svg:height="2.639cm" svg:x="0.35cm" svg:y="0.535cm">
          <draw:text-box>
            <text:p text:style-name="P1"><text:span text:style-name="T1">Tags with Semantic </text:span></text:p>
            <text:p text:style-name="P1"><text:span text:style-name="T1">Resources Candidates</text:span></text:p>
          </draw:text-box>
        </draw:frame>
        <draw:custom-shape draw:style-name="gr5" draw:text-style-name="P1" draw:layer="layout" svg:width="2.6cm" svg:height="2.1cm" svg:x="2.9cm" svg:y="4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.3cm" svg:y1="2.1cm" svg:x2="4.301cm" svg:y2="4.402cm">
          <text:p/>
        </draw:line>
        <draw:frame draw:style-name="gr7" draw:text-style-name="P2" draw:layer="layout" svg:width="3.05cm" svg:height="2.042cm" svg:x="2.675cm" svg:y="4.411cm">
          <draw:text-box>
            <text:p text:style-name="P1"><text:span text:style-name="T1">1) Significance Selection</text:span></text:p>
          </draw:text-box>
        </draw:frame>
        <draw:custom-shape draw:style-name="gr2" draw:text-style-name="P1" draw:layer="layout" svg:width="3.059cm" svg:height="3.555cm" svg:x="9.498cm" svg:y="0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31cm" svg:height="1.952cm" svg:x="9.11cm" svg:y="1.279cm">
          <draw:text-box>
            <text:p text:style-name="P1"><text:span text:style-name="T1">Inter-portal Global Tags</text:span></text:p>
          </draw:text-box>
        </draw:frame>
        <draw:custom-shape draw:style-name="gr5" draw:text-style-name="P1" draw:layer="layout" svg:width="2.6cm" svg:height="2.1cm" svg:x="7.525cm" svg:y="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.825cm" svg:y1="2.073cm" svg:x2="8.826cm" svg:y2="4.375cm">
          <text:p/>
        </draw:line>
        <draw:frame draw:style-name="gr7" draw:text-style-name="P2" draw:layer="layout" svg:width="2.9cm" svg:height="1.445cm" svg:x="7.375cm" svg:y="4.709cm">
          <draw:text-box>
            <text:p text:style-name="P1"><text:span text:style-name="T1">2) Semantic Processing</text:span></text:p>
          </draw:text-box>
        </draw:frame>
        <draw:custom-shape draw:style-name="gr4" draw:text-style-name="P1" draw:layer="layout" svg:width="3cm" svg:height="1.6cm" svg:x="6.401cm" svg:y="11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6cm" svg:height="2.1cm" svg:x="6.401cm" svg:y="14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701cm" svg:y1="12.401cm" svg:x2="7.702cm" svg:y2="14.703cm">
          <text:p/>
        </draw:line>
        <draw:frame draw:style-name="gr7" draw:text-style-name="P2" draw:layer="layout" svg:width="2.9cm" svg:height="1.445cm" svg:x="6.251cm" svg:y="15.037cm">
          <draw:text-box>
            <text:p text:style-name="P1"><text:span text:style-name="T1">2) Lexical Processing</text:span></text:p>
          </draw:text-box>
        </draw:frame>
        <draw:custom-shape draw:style-name="gr2" draw:text-style-name="P1" draw:layer="layout" svg:width="3.059cm" svg:height="3.555cm" svg:x="13.64cm" svg:y="0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31cm" svg:height="2.042cm" svg:x="13.252cm" svg:y="1.135cm">
          <draw:text-box>
            <text:p text:style-name="P1"><text:span text:style-name="T1">Inter-portal</text:span></text:p>
            <text:p text:style-name="P1"><text:span text:style-name="T1">Related </text:span></text:p>
            <text:p text:style-name="P1"><text:span text:style-name="T1">Global Tags</text:span></text:p>
          </draw:text-box>
        </draw:frame>
        <draw:line draw:style-name="gr8" draw:text-style-name="P1" draw:layer="layout" svg:x1="8.379cm" svg:y1="2.06cm" svg:x2="9.479cm" svg:y2="2.06cm">
          <text:p/>
        </draw:line>
        <draw:custom-shape draw:style-name="gr5" draw:text-style-name="P1" draw:layer="layout" svg:width="2.6cm" svg:height="2.1cm" svg:x="11.725cm" svg:y="4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025cm" svg:y1="2.083cm" svg:x2="13.026cm" svg:y2="4.385cm">
          <text:p/>
        </draw:line>
        <draw:frame draw:style-name="gr7" draw:text-style-name="P2" draw:layer="layout" svg:width="2.9cm" svg:height="1.445cm" svg:x="11.575cm" svg:y="4.719cm">
          <draw:text-box>
            <text:p text:style-name="P1"><text:span text:style-name="T1">3) Structure Emergence</text:span></text:p>
          </draw:text-box>
        </draw:frame>
        <draw:line draw:style-name="gr8" draw:text-style-name="P1" draw:layer="layout" svg:x1="12.579cm" svg:y1="2.07cm" svg:x2="13.679cm" svg:y2="2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5:24:23.037917724</meta:creation-date>
    <dc:date>2016-04-09T20:15:56.842015616</dc:date>
    <meta:editing-duration>P3DT4H23M33S</meta:editing-duration>
    <meta:editing-cycles>19</meta:editing-cycles>
    <meta:generator>LibreOffice/4.2.8.2$Linux_X86_64 LibreOffice_project/420m0$Build-2</meta:generator>
    <meta:document-statistic meta:object-count="26"/>
  </office:meta>
</office:document-meta>
</file>